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tyle="normal" style:font-style-asian="normal" style:font-style-complex="normal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8mm" svg:height="90.05mm" svg:x="3.85mm" svg:y="48.34mm">
            <draw:object draw:notify-on-update-of-ranges="Sheet1.A1:Sheet1.A1 Sheet1.A2:Sheet1.A9 Sheet1.B1:Sheet1.B1 Sheet1.B2:Sheet1.B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1" table:default-cell-style-name="ce2"/>
        <table:table-row table:style-name="ro1">
          <table:table-cell office:value-type="string" calcext:value-type="string">
            <text:p>Time</text:p>
          </table:table-cell>
          <table:table-cell table:style-name="ce1" office:value-type="string" calcext:value-type="string">
            <text:p>Level</text:p>
          </table:table-cell>
          <table:table-cell table:style-name="Default" office:value-type="string" calcext:value-type="string">
            <text:p>Answers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DEC2BIN([.B2];3)" office:value-type="string" office:string-value="000" calcext:value-type="string">
            <text:p>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DEC2BIN([.B3];3)" office:value-type="string" office:string-value="010" calcext:value-type="string">
            <text:p>01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DEC2BIN([.B4];3)" office:value-type="string" office:string-value="100" calcext:value-type="string">
            <text:p>1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table:formula="of:=DEC2BIN([.B5];3)" office:value-type="string" office:string-value="111" calcext:value-type="string">
            <text:p>1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DEC2BIN([.B6];3)" office:value-type="string" office:string-value="110" calcext:value-type="string">
            <text:p>11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formula="of:=DEC2BIN([.B7];3)" office:value-type="string" office:string-value="011" calcext:value-type="string">
            <text:p>0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DEC2BIN([.B8];3)" office:value-type="string" office:string-value="010" calcext:value-type="string">
            <text:p>01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DEC2BIN([.B9];3)" office:value-type="string" office:string-value="001" calcext:value-type="string">
            <text:p>0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0T23:26:01.656673676</meta:creation-date>
    <dc:date>2018-03-10T23:40:47.761875968</dc:date>
    <meta:editing-duration>PT4M36S</meta:editing-duration>
    <meta:editing-cycles>1</meta:editing-cycles>
    <meta:document-statistic meta:table-count="1" meta:cell-count="27" meta:object-count="1"/>
    <meta:generator>LibreOffice/5.4.5.1$Linux_X86_64 LibreOffice_project/40m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99cm" svg:height="9.006cm" xlink:href=".." xlink:type="simple" chart:class="chart:line" chart:style-name="ch1">
        <chart:plot-area chart:style-name="ch2" table:cell-range-address="Sheet1.A1:Sheet1.B9" chart:data-source-has-labels="both" svg:x="1.33cm" svg:y="0.18cm" svg:width="14.35cm" svg:height="7.665cm">
          <chartooo:coordinate-region svg:x="1.766cm" svg:y="0.379cm" svg:width="13.82cm" svg:height="6.819cm"/>
          <chart:axis chart:dimension="x" chart:name="primary-x" chart:style-name="ch3" chartooo:axis-type="auto">
            <chartooo:date-scale/>
            <chart:title svg:x="8.091cm" svg:y="8.025cm" chart:style-name="ch4">
              <text:p>Time</text:p>
            </chart:title>
            <chart:categories table:cell-range-address="Sheet1.A2:Sheet1.A9"/>
          </chart:axis>
          <chart:axis chart:dimension="y" chart:name="primary-y" chart:style-name="ch3">
            <chart:title svg:x="0.451cm" svg:y="4.466cm" chart:style-name="ch5">
              <text:p>Level</text:p>
            </chart:title>
            <chart:grid chart:style-name="ch6" chart:class="major"/>
          </chart:axis>
          <chart:series chart:style-name="ch7" chart:values-cell-range-address="Sheet1.B2:Sheet1.B9" chart:label-cell-address="Sheet1.B1:Sheet1.B1" chart:class="chart:line">
            <chart:data-point chart:repeated="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vel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Sheet1.A2:Sheet1.A9</svg:desc>
                </draw:g>
              </table:table-cell>
              <table:table-cell office:value-type="float" office:value="0">
                <text:p>0</text:p>
                <draw:g>
                  <svg:desc>Sheet1.B2:Sheet1.B9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5.1$Linux_X86_64 LibreOffice_project/40m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